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35in"/>
    </style:style>
    <style:style style:name="co3" style:family="table-column">
      <style:table-column-properties fo:break-before="auto" style:column-width="1.19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ce4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CITRINE</text:p>
          </table:table-cell>
          <table:table-cell office:value-type="string" calcext:value-type="string">
            <text:p>.getfFirstChange</text:p>
          </table:table-cell>
          <table:table-cell office:value-type="string" calcext:value-type="string">
            <text:p>(</text:p>
          </table:table-cell>
          <table:table-cell table:style-name="ce1"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table:style-name="ce1" office:value-type="float" office:value="15.55" calcext:value-type="float">
            <text:p>15.55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Cheese" calcext:value-type="string">
            <text:p>”Cheese”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Hunting process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office:value-type="string" calcext:value-type="string">
            <text:p>DENIM</text:p>
          </table:table-cell>
          <table:table-cell office:value-type="string" calcext:value-type="string">
            <text:p>.getfFirstChange</text:p>
          </table:table-cell>
          <table:table-cell office:value-type="string" calcext:value-type="string">
            <text:p>(</text:p>
          </table:table-cell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table:style-name="ce1" office:value-type="float" office:value="29.67" calcext:value-type="float">
            <text:p>29.67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Egg" calcext:value-type="string">
            <text:p>”Egg”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Qui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RTAS</text:p>
          </table:table-cell>
          <table:table-cell office:value-type="string" calcext:value-type="string">
            <text:p>.getfFirstChange</text:p>
          </table:table-cell>
          <table:table-cell office:value-type="string" calcext:value-type="string">
            <text:p>(</text:p>
          </table:table-cell>
          <table:table-cell table:style-name="ce1" office:value-type="float" office:value="232" calcext:value-type="float">
            <text:p>232</text:p>
          </table:table-cell>
          <table:table-cell office:value-type="string" calcext:value-type="string">
            <text:p>,</text:p>
          </table:table-cell>
          <table:table-cell table:style-name="ce1" office:value-type="float" office:value="47.9" calcext:value-type="float">
            <text:p>47.9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Butter" calcext:value-type="string">
            <text:p>”Butter”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Sl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UZZLE</text:p>
          </table:table-cell>
          <table:table-cell office:value-type="string" calcext:value-type="string">
            <text:p>.getfFirstChange</text:p>
          </table:table-cell>
          <table:table-cell office:value-type="string" calcext:value-type="string">
            <text:p>(</text:p>
          </table:table-cell>
          <table:table-cell table:style-name="ce1" office:value-type="float" office:value="281" calcext:value-type="float">
            <text:p>281</text:p>
          </table:table-cell>
          <table:table-cell office:value-type="string" calcext:value-type="string">
            <text:p>,</text:p>
          </table:table-cell>
          <table:table-cell table:style-name="ce1" office:value-type="float" office:value="30.72" calcext:value-type="float">
            <text:p>30.72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Margarine" calcext:value-type="string">
            <text:p>”Margarine”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ggressive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ANCHA</text:p>
          </table:table-cell>
          <table:table-cell office:value-type="string" calcext:value-type="string">
            <text:p>.getfFirstChange</text:p>
          </table:table-cell>
          <table:table-cell office:value-type="string" calcext:value-type="string">
            <text:p>(</text:p>
          </table:table-cell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style-name="ce1" office:value-type="float" office:value="28.29" calcext:value-type="float">
            <text:p>28.29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Yogurt" calcext:value-type="string">
            <text:p>”Yogurt”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So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ARNIE</text:p>
          </table:table-cell>
          <table:table-cell office:value-type="string" calcext:value-type="string">
            <text:p>.getfFirstChange</text:p>
          </table:table-cell>
          <table:table-cell office:value-type="string" calcext:value-type="string">
            <text:p>(</text:p>
          </table:table-cell>
          <table:table-cell table:style-name="ce1"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table:style-name="ce1" office:value-type="float" office:value="44.79" calcext:value-type="float">
            <text:p>44.79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Cottage cheese" calcext:value-type="string">
            <text:p>”Cottage cheese”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in Fl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WOEY</text:p>
          </table:table-cell>
          <table:table-cell office:value-type="string" calcext:value-type="string">
            <text:p>.getfFirstChange</text:p>
          </table:table-cell>
          <table:table-cell office:value-type="string" calcext:value-type="string">
            <text:p>(</text:p>
          </table:table-cell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table:style-name="ce1" office:value-type="float" office:value="16.81" calcext:value-type="float">
            <text:p>16.81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Ice cream" calcext:value-type="string">
            <text:p>”Ice cream”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Stal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LOU</text:p>
          </table:table-cell>
          <table:table-cell office:value-type="string" calcext:value-type="string">
            <text:p>.getfFirstChange</text:p>
          </table:table-cell>
          <table:table-cell office:value-type="string" calcext:value-type="string">
            <text:p>(</text:p>
          </table:table-cell>
          <table:table-cell table:style-name="ce1"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table:style-name="ce1" office:value-type="float" office:value="44.28" calcext:value-type="float">
            <text:p>44.28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Cream" calcext:value-type="string">
            <text:p>”Cream”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OZIE</text:p>
          </table:table-cell>
          <table:table-cell office:value-type="string" calcext:value-type="string">
            <text:p>.getfFirstChange</text:p>
          </table:table-cell>
          <table:table-cell office:value-type="string" calcext:value-type="string">
            <text:p>(</text:p>
          </table:table-cell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table:style-name="ce1" office:value-type="float" office:value="5.33" calcext:value-type="float">
            <text:p>5.33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Sandwich" calcext:value-type="string">
            <text:p>”Sandwich”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Walking Arou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TT</text:p>
          </table:table-cell>
          <table:table-cell office:value-type="string" calcext:value-type="string">
            <text:p>.getfFirstChange</text:p>
          </table:table-cell>
          <table:table-cell office:value-type="string" calcext:value-type="string">
            <text:p>(</text:p>
          </table:table-cell>
          <table:table-cell table:style-name="ce1"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table:style-name="ce1" office:value-type="float" office:value="31.95" calcext:value-type="float">
            <text:p>31.95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Sausage" calcext:value-type="string">
            <text:p>”Sausage”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J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RKIN</text:p>
          </table:table-cell>
          <table:table-cell office:value-type="string" calcext:value-type="string">
            <text:p>.getfFirstChange</text:p>
          </table:table-cell>
          <table:table-cell office:value-type="string" calcext:value-type="string">
            <text:p>(</text:p>
          </table:table-cell>
          <table:table-cell table:style-name="ce1" office:value-type="float" office:value="247" calcext:value-type="float">
            <text:p>247</text:p>
          </table:table-cell>
          <table:table-cell office:value-type="string" calcext:value-type="string">
            <text:p>,</text:p>
          </table:table-cell>
          <table:table-cell table:style-name="ce1" office:value-type="float" office:value="20.86" calcext:value-type="float">
            <text:p>20.86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Hamburger" calcext:value-type="string">
            <text:p>”Hamburger”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MOTE</text:p>
          </table:table-cell>
          <table:table-cell office:value-type="string" calcext:value-type="string">
            <text:p>.getfFirstChange</text:p>
          </table:table-cell>
          <table:table-cell office:value-type="string" calcext:value-type="string">
            <text:p>(</text:p>
          </table:table-cell>
          <table:table-cell table:style-name="ce1"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table:style-name="ce1" office:value-type="float" office:value="17.09" calcext:value-type="float">
            <text:p>17.09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Hot dog" calcext:value-type="string">
            <text:p>”Hot dog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LONA</text:p>
          </table:table-cell>
          <table:table-cell office:value-type="string" calcext:value-type="string">
            <text:p>.getfFirstChange</text:p>
          </table:table-cell>
          <table:table-cell office:value-type="string" calcext:value-type="string">
            <text:p>(</text:p>
          </table:table-cell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table:style-name="ce1" office:value-type="float" office:value="20.79" calcext:value-type="float">
            <text:p>20.79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Bread" calcext:value-type="string">
            <text:p>”Bread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AUTIFUL</text:p>
          </table:table-cell>
          <table:table-cell office:value-type="string" calcext:value-type="string">
            <text:p>.getfFirstChange</text:p>
          </table:table-cell>
          <table:table-cell office:value-type="string" calcext:value-type="string">
            <text:p>(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style-name="ce1" office:value-type="float" office:value="22.74" calcext:value-type="float">
            <text:p>22.74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Pizza" calcext:value-type="string">
            <text:p>”Pizza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ANQUITO</text:p>
          </table:table-cell>
          <table:table-cell office:value-type="string" calcext:value-type="string">
            <text:p>.getfFirstChange</text:p>
          </table:table-cell>
          <table:table-cell office:value-type="string" calcext:value-type="string">
            <text:p>(</text:p>
          </table:table-cell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table:style-name="ce1" office:value-type="float" office:value="42.81" calcext:value-type="float">
            <text:p>42.81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Steak" calcext:value-type="string">
            <text:p>”Steak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OKY</text:p>
          </table:table-cell>
          <table:table-cell office:value-type="string" calcext:value-type="string">
            <text:p>.getfFirstChange</text:p>
          </table:table-cell>
          <table:table-cell office:value-type="string" calcext:value-type="string">
            <text:p>(</text:p>
          </table:table-cell>
          <table:table-cell table:style-name="ce1" office:value-type="float" office:value="268" calcext:value-type="float">
            <text:p>268</text:p>
          </table:table-cell>
          <table:table-cell office:value-type="string" calcext:value-type="string">
            <text:p>,</text:p>
          </table:table-cell>
          <table:table-cell table:style-name="ce1" office:value-type="float" office:value="17.79" calcext:value-type="float">
            <text:p>17.79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Roast chicken" calcext:value-type="string">
            <text:p>”Roast chicken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GGIENIGHTS</text:p>
          </table:table-cell>
          <table:table-cell office:value-type="string" calcext:value-type="string">
            <text:p>.getfFirstChange</text:p>
          </table:table-cell>
          <table:table-cell office:value-type="string" calcext:value-type="string">
            <text:p>(</text:p>
          </table:table-cell>
          <table:table-cell table:style-name="ce1"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table:style-name="ce1" office:value-type="float" office:value="15.39" calcext:value-type="float">
            <text:p>15.39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Fish" calcext:value-type="string">
            <text:p>”Fish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LY</text:p>
          </table:table-cell>
          <table:table-cell office:value-type="string" calcext:value-type="string">
            <text:p>.getfFirstChange</text:p>
          </table:table-cell>
          <table:table-cell office:value-type="string" calcext:value-type="string">
            <text:p>(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style-name="ce1" office:value-type="float" office:value="35.54" calcext:value-type="float">
            <text:p>35.54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Seafood" calcext:value-type="string">
            <text:p>”Seafood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D</text:p>
          </table:table-cell>
          <table:table-cell office:value-type="string" calcext:value-type="string">
            <text:p>.getfFirstChange</text:p>
          </table:table-cell>
          <table:table-cell office:value-type="string" calcext:value-type="string">
            <text:p>(</text:p>
          </table:table-cell>
          <table:table-cell table:style-name="ce1"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table:style-name="ce1" office:value-type="float" office:value="26.52" calcext:value-type="float">
            <text:p>26.52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Ham" calcext:value-type="string">
            <text:p>”Ham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CIEN</text:p>
          </table:table-cell>
          <table:table-cell office:value-type="string" calcext:value-type="string">
            <text:p>.getfFirstChange</text:p>
          </table:table-cell>
          <table:table-cell office:value-type="string" calcext:value-type="string">
            <text:p>(</text:p>
          </table:table-cell>
          <table:table-cell table:style-name="ce1"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table:style-name="ce1" office:value-type="float" office:value="30.25" calcext:value-type="float">
            <text:p>30.25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Kebab" calcext:value-type="string">
            <text:p>”Kebab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EUTENANT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style-name="ce1" office:value-type="float" office:value="45.93" calcext:value-type="float">
            <text:p>45.93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Bbq" calcext:value-type="string">
            <text:p>”Bbq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FFLE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style-name="ce1" office:value-type="float" office:value="59.62" calcext:value-type="float">
            <text:p>59.62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Bison" calcext:value-type="string">
            <text:p>”Bison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IIRO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style-name="ce1" office:value-type="float" office:value="15.65" calcext:value-type="float">
            <text:p>15.65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Barley" calcext:value-type="string">
            <text:p>”Barley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ATON,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style-name="ce1" office:value-type="float" office:value="32.49" calcext:value-type="float">
            <text:p>32.49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Beer" calcext:value-type="string">
            <text:p>”Beer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TSEY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style-name="ce1" office:value-type="float" office:value="30.56" calcext:value-type="float">
            <text:p>30.56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Bisque" calcext:value-type="string">
            <text:p>”Bisque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ZMO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style-name="ce1" office:value-type="float" office:value="50.12" calcext:value-type="float">
            <text:p>50.12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Bluefish" calcext:value-type="string">
            <text:p>”Bluefish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TCHIE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style-name="ce1" office:value-type="float" office:value="62.69" calcext:value-type="float">
            <text:p>62.69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Bread" calcext:value-type="string">
            <text:p>”Bread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ILOMENA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style-name="ce1" office:value-type="float" office:value="66.21" calcext:value-type="float">
            <text:p>66.21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Broccoli" calcext:value-type="string">
            <text:p>”Broccoli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GA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style-name="ce1" office:value-type="float" office:value="27.09" calcext:value-type="float">
            <text:p>27.09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Buritto" calcext:value-type="string">
            <text:p>”Buritto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RABU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style-name="ce1" office:value-type="float" office:value="47.36" calcext:value-type="float">
            <text:p>47.36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Babaganoosh" calcext:value-type="string">
            <text:p>”Babaganoosh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MPERDINCK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style-name="ce1" office:value-type="float" office:value="49.7" calcext:value-type="float">
            <text:p>49.7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Cabbage" calcext:value-type="string">
            <text:p>”Cabbage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YANNE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style-name="ce1" office:value-type="float" office:value="72.11" calcext:value-type="float">
            <text:p>72.11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Cake" calcext:value-type="string">
            <text:p>”Cake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IGOW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style-name="ce1" office:value-type="float" office:value="33.15" calcext:value-type="float">
            <text:p>33.15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Carrots" calcext:value-type="string">
            <text:p>”Carrot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SHA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style-name="ce1" office:value-type="float" office:value="8.81" calcext:value-type="float">
            <text:p>8.81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Carne asada" calcext:value-type="string">
            <text:p>”Carne asada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SL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style-name="ce1" office:value-type="float" office:value="82.28" calcext:value-type="float">
            <text:p>82.28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Celery" calcext:value-type="string">
            <text:p>”Celery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DDYTON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style-name="ce1" office:value-type="float" office:value="46.55" calcext:value-type="float">
            <text:p>46.55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Cheese" calcext:value-type="string">
            <text:p>”Cheese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ED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style-name="ce1" office:value-type="float" office:value="61.8" calcext:value-type="float">
            <text:p>61.8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Chicken" calcext:value-type="string">
            <text:p>”Chicken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UER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style-name="ce1" office:value-type="float" office:value="30.15" calcext:value-type="float">
            <text:p>30.15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Catfish" calcext:value-type="string">
            <text:p>”Catfish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NCON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style-name="ce1" office:value-type="float" office:value="23.8" calcext:value-type="float">
            <text:p>23.8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Chips" calcext:value-type="string">
            <text:p>”Chip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IEL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style-name="ce1" office:value-type="float" office:value="13.21" calcext:value-type="float">
            <text:p>13.21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Chocolate" calcext:value-type="string">
            <text:p>”Chocolate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NEYBUN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style-name="ce1" office:value-type="float" office:value="24.61" calcext:value-type="float">
            <text:p>24.61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Chowder" calcext:value-type="string">
            <text:p>”Chowder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HELAN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style-name="ce1" office:value-type="float" office:value="24.85" calcext:value-type="float">
            <text:p>24.85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Clams" calcext:value-type="string">
            <text:p>”Clam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DEEB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style-name="ce1" office:value-type="float" office:value="49.85" calcext:value-type="float">
            <text:p>49.85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Coffee" calcext:value-type="string">
            <text:p>”Coffee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ZE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style-name="ce1" office:value-type="float" office:value="57.95" calcext:value-type="float">
            <text:p>57.95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Cookies" calcext:value-type="string">
            <text:p>”Cookie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QUI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style-name="ce1" office:value-type="float" office:value="65.15" calcext:value-type="float">
            <text:p>65.15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Corn" calcext:value-type="string">
            <text:p>”Corn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UE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style-name="ce1" office:value-type="float" office:value="73.38" calcext:value-type="float">
            <text:p>73.38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Cupcakes" calcext:value-type="string">
            <text:p>”Cupcake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STEN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style-name="ce1" office:value-type="float" office:value="34.7" calcext:value-type="float">
            <text:p>34.7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Crab" calcext:value-type="string">
            <text:p>”Crab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MAEL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style-name="ce1" office:value-type="float" office:value="71.84" calcext:value-type="float">
            <text:p>71.84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Curry" calcext:value-type="string">
            <text:p>”Curry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FFETA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style-name="ce1" office:value-type="float" office:value="72.22" calcext:value-type="float">
            <text:p>72.22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Cereal" calcext:value-type="string">
            <text:p>”Cereal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M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style-name="ce1" office:value-type="float" office:value="52.7" calcext:value-type="float">
            <text:p>52.7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Chimichanga" calcext:value-type="string">
            <text:p>”Chimichanga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AKO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style-name="ce1" office:value-type="float" office:value="82.51" calcext:value-type="float">
            <text:p>82.51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Dates" calcext:value-type="string">
            <text:p>”Date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VI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style-name="ce1" office:value-type="float" office:value="75.52" calcext:value-type="float">
            <text:p>75.52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Dips" calcext:value-type="string">
            <text:p>”Dip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ELLER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style-name="ce1" office:value-type="float" office:value="31.72" calcext:value-type="float">
            <text:p>31.72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Duck" calcext:value-type="string">
            <text:p>”Duck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ELINA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style-name="ce1" office:value-type="float" office:value="88.28" calcext:value-type="float">
            <text:p>88.28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Dumplings" calcext:value-type="string">
            <text:p>”Dumpling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GGEH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style-name="ce1" office:value-type="float" office:value="74.15" calcext:value-type="float">
            <text:p>74.15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Donuts" calcext:value-type="string">
            <text:p>”Donut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C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style-name="ce1" office:value-type="float" office:value="67.73" calcext:value-type="float">
            <text:p>67.73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Eggs" calcext:value-type="string">
            <text:p>”Egg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REYA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style-name="ce1" office:value-type="float" office:value="77.52" calcext:value-type="float">
            <text:p>77.52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Enchilada" calcext:value-type="string">
            <text:p>”Enchilada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SBAR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style-name="ce1" office:value-type="float" office:value="98.32" calcext:value-type="float">
            <text:p>98.32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Eggrolls" calcext:value-type="string">
            <text:p>”Eggroll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ROGO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style-name="ce1" office:value-type="float" office:value="42.26" calcext:value-type="float">
            <text:p>42.26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English muffins" calcext:value-type="string">
            <text:p>”English muffin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ITA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style-name="ce1" office:value-type="float" office:value="37.46" calcext:value-type="float">
            <text:p>37.46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Edimame" calcext:value-type="string">
            <text:p>”Edimame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RITA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style-name="ce1" office:value-type="float" office:value="78.05" calcext:value-type="float">
            <text:p>78.05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Eel sushi" calcext:value-type="string">
            <text:p>”Eel sushi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AHAVA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Fajita" calcext:value-type="string">
            <text:p>”Fajita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BA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style-name="ce1" office:value-type="float" office:value="36.3" calcext:value-type="float">
            <text:p>36.3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Falafel" calcext:value-type="string">
            <text:p>”Falafel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USHPO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style-name="ce1" office:value-type="float" office:value="25.69" calcext:value-type="float">
            <text:p>25.69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Fish  (might be too vague)" calcext:value-type="string">
            <text:p>”Fish  (might be too vague)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O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style-name="ce1" office:value-type="float" office:value="22.39" calcext:value-type="float">
            <text:p>22.39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Franks" calcext:value-type="string">
            <text:p>”Frank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NGER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style-name="ce1" office:value-type="float" office:value="20.2" calcext:value-type="float">
            <text:p>20.2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Fondu" calcext:value-type="string">
            <text:p>”Fondu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OKER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style-name="ce1" office:value-type="float" office:value="60.9" calcext:value-type="float">
            <text:p>60.9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French toast" calcext:value-type="string">
            <text:p>”French toast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ONTE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style-name="ce1" office:value-type="float" office:value="29.84" calcext:value-type="float">
            <text:p>29.84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French dip" calcext:value-type="string">
            <text:p>”French dip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RIS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style-name="ce1" office:value-type="float" office:value="55.5" calcext:value-type="float">
            <text:p>55.5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Garlic" calcext:value-type="string">
            <text:p>”Garlic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NARD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style-name="ce1" office:value-type="float" office:value="42.96" calcext:value-type="float">
            <text:p>42.96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Ginger" calcext:value-type="string">
            <text:p>”Ginger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EEL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style-name="ce1" office:value-type="float" office:value="50.41" calcext:value-type="float">
            <text:p>50.41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Gnocchi" calcext:value-type="string">
            <text:p>”Gnocchi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YUMI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style-name="ce1" office:value-type="float" office:value="48.58" calcext:value-type="float">
            <text:p>48.58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Goose" calcext:value-type="string">
            <text:p>”Goose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YGEE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Granola" calcext:value-type="string">
            <text:p>”Granola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MAR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style-name="ce1" office:value-type="float" office:value="34.96" calcext:value-type="float">
            <text:p>34.96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Grapes" calcext:value-type="string">
            <text:p>”Grape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XXUS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style-name="ce1" office:value-type="float" office:value="49.54" calcext:value-type="float">
            <text:p>49.54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Green beans" calcext:value-type="string">
            <text:p>”Green bean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NIT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1" office:value-type="float" office:value="69.04" calcext:value-type="float">
            <text:p>69.04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Guancamole" calcext:value-type="string">
            <text:p>”Guancamole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EVE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style-name="ce1" office:value-type="float" office:value="67.83" calcext:value-type="float">
            <text:p>67.83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Gumbo" calcext:value-type="string">
            <text:p>”Gumbo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UBY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style-name="ce1" office:value-type="float" office:value="38.55" calcext:value-type="float">
            <text:p>38.55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Grits" calcext:value-type="string">
            <text:p>”Grit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IZMO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style-name="ce1" office:value-type="float" office:value="45.12" calcext:value-type="float">
            <text:p>45.12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Graham crackers" calcext:value-type="string">
            <text:p>”Graham cracker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ICIO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style-name="ce1" office:value-type="float" office:value="78.24" calcext:value-type="float">
            <text:p>78.24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Ham" calcext:value-type="string">
            <text:p>”Ham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OTER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style-name="ce1" office:value-type="float" office:value="39.95" calcext:value-type="float">
            <text:p>39.95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Halibut" calcext:value-type="string">
            <text:p>”Halibut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IAN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style-name="ce1" office:value-type="float" office:value="50.48" calcext:value-type="float">
            <text:p>50.48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Hamburger (and cheeseburgers and bacon cheeseburgers)" calcext:value-type="string">
            <text:p>”Hamburger (and cheeseburgers and bacon cheeseburgers)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E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style-name="ce1" office:value-type="float" office:value="57.71" calcext:value-type="float">
            <text:p>57.71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Honey" calcext:value-type="string">
            <text:p>”Honey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EA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style-name="ce1" office:value-type="float" office:value="99.31" calcext:value-type="float">
            <text:p>99.31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Huenos rancheros" calcext:value-type="string">
            <text:p>”Huenos ranchero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ICCO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style-name="ce1" office:value-type="float" office:value="12.13" calcext:value-type="float">
            <text:p>12.13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Hash browns" calcext:value-type="string">
            <text:p>”Hash brown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VEY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1" office:value-type="float" office:value="82.7" calcext:value-type="float">
            <text:p>82.7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Hot dogs" calcext:value-type="string">
            <text:p>”Hot dog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CHA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style-name="ce1" office:value-type="float" office:value="40.96" calcext:value-type="float">
            <text:p>40.96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Haiku roll" calcext:value-type="string">
            <text:p>”Haiku roll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YSTERIO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style-name="ce1" office:value-type="float" office:value="72.08" calcext:value-type="float">
            <text:p>72.08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Hummus" calcext:value-type="string">
            <text:p>”Hummu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NCHA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style-name="ce1" office:value-type="float" office:value="0.22" calcext:value-type="float">
            <text:p>0.22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Ice cream" calcext:value-type="string">
            <text:p>”Ice cream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LOME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style-name="ce1" office:value-type="float" office:value="29.45" calcext:value-type="float">
            <text:p>29.45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Irish stew" calcext:value-type="string">
            <text:p>”Irish stew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NYO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1" office:value-type="float" office:value="32.35" calcext:value-type="float">
            <text:p>32.35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Indian food" calcext:value-type="string">
            <text:p>”Indian food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UCHA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style-name="ce1" office:value-type="float" office:value="27.38" calcext:value-type="float">
            <text:p>27.38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Italian bread" calcext:value-type="string">
            <text:p>”Italian bread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NGERINE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1" office:value-type="float" office:value="19.25" calcext:value-type="float">
            <text:p>19.25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Jambalaya" calcext:value-type="string">
            <text:p>”Jambalaya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RO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style-name="ce1" office:value-type="float" office:value="73.24" calcext:value-type="float">
            <text:p>73.24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Jelly / jam" calcext:value-type="string">
            <text:p>”Jelly / jam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LTO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style-name="ce1" office:value-type="float" office:value="87.53" calcext:value-type="float">
            <text:p>87.53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Jerky" calcext:value-type="string">
            <text:p>”Jerky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LISEE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Jalapeño" calcext:value-type="string">
            <text:p>”Jalapeño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ORK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1" office:value-type="float" office:value="3.25" calcext:value-type="float">
            <text:p>3.25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Kale" calcext:value-type="string">
            <text:p>”Kale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E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style-name="ce1" office:value-type="float" office:value="2.71" calcext:value-type="float">
            <text:p>2.71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Kabobs" calcext:value-type="string">
            <text:p>”Kabob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INNEY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style-name="ce1" office:value-type="float" office:value="5.07" calcext:value-type="float">
            <text:p>5.07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Ketchup" calcext:value-type="string">
            <text:p>”Ketchup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EBOOK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style-name="ce1" office:value-type="float" office:value="93.68" calcext:value-type="float">
            <text:p>93.68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Kiwi" calcext:value-type="string">
            <text:p>”Kiwi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DNA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style-name="ce1" office:value-type="float" office:value="37.12" calcext:value-type="float">
            <text:p>37.12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Kidney beans" calcext:value-type="string">
            <text:p>”Kidney bean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TI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style-name="ce1" office:value-type="float" office:value="70.24" calcext:value-type="float">
            <text:p>70.24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Kingfish" calcext:value-type="string">
            <text:p>”Kingfish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NDEZ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1" office:value-type="float" office:value="80.72" calcext:value-type="float">
            <text:p>80.72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Lobster" calcext:value-type="string">
            <text:p>”Lobster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ZZY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style-name="ce1" office:value-type="float" office:value="46.45" calcext:value-type="float">
            <text:p>46.45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Lamb" calcext:value-type="string">
            <text:p>”Lamb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GGA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style-name="ce1" office:value-type="float" office:value="79.29" calcext:value-type="float">
            <text:p>79.29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Linguine" calcext:value-type="string">
            <text:p>”Linguine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GHD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style-name="ce1" office:value-type="float" office:value="81.28" calcext:value-type="float">
            <text:p>81.28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Lasagna" calcext:value-type="string">
            <text:p>”Lasagna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NJA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style-name="ce1" office:value-type="float" office:value="45.62" calcext:value-type="float">
            <text:p>45.62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Meatballs" calcext:value-type="string">
            <text:p>”Meatball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KEELA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style-name="ce1" office:value-type="float" office:value="58.33" calcext:value-type="float">
            <text:p>58.33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Moose" calcext:value-type="string">
            <text:p>”Moose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ACKI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style-name="ce1" office:value-type="float" office:value="34.23" calcext:value-type="float">
            <text:p>34.23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Milk" calcext:value-type="string">
            <text:p>”Milk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YROULA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style-name="ce1" office:value-type="float" office:value="19.5" calcext:value-type="float">
            <text:p>19.5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Milkshake" calcext:value-type="string">
            <text:p>”Milkshake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style-name="ce1" office:value-type="float" office:value="86.71" calcext:value-type="float">
            <text:p>86.71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Noodles" calcext:value-type="string">
            <text:p>”Noodle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BSIE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style-name="ce1" office:value-type="float" office:value="53.37" calcext:value-type="float">
            <text:p>53.37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Ostrich" calcext:value-type="string">
            <text:p>”Ostrich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ADORE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style-name="ce1" office:value-type="float" office:value="76.11" calcext:value-type="float">
            <text:p>76.11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Pizza" calcext:value-type="string">
            <text:p>”Pizza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MBERT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style-name="ce1" office:value-type="float" office:value="47.84" calcext:value-type="float">
            <text:p>47.84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Pepperoni" calcext:value-type="string">
            <text:p>”Pepperoni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LA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style-name="ce1" office:value-type="float" office:value="72.33" calcext:value-type="float">
            <text:p>72.33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Porter" calcext:value-type="string">
            <text:p>”Porter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UM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style-name="ce1" office:value-type="float" office:value="32.85" calcext:value-type="float">
            <text:p>32.85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Pancakes" calcext:value-type="string">
            <text:p>”Pancakes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LL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style-name="ce1" office:value-type="float" office:value="9.03" calcext:value-type="float">
            <text:p>9.03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Quesadilla" calcext:value-type="string">
            <text:p>”Quesadilla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NCING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style-name="ce1" office:value-type="float" office:value="37.91" calcext:value-type="float">
            <text:p>37.91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Quiche" calcext:value-type="string">
            <text:p>”Quiche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IANG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style-name="ce1" office:value-type="float" office:value="68.44" calcext:value-type="float">
            <text:p>68.44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Reuben" calcext:value-type="string">
            <text:p>”Reuben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G'S</text:p>
          </table:table-cell>
          <table:table-cell/>
          <table:table-cell office:value-type="string" calcext:value-type="string">
            <text:p>(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style-name="ce1" office:value-type="float" office:value="43.15" calcext:value-type="float">
            <text:p>43.15</text:p>
          </table:table-cell>
          <table:table-cell office:value-type="string" calcext:value-type="string">
            <text:p>,</text:p>
          </table:table-cell>
          <table:table-cell table:style-name="ce3" office:value-type="string" office:string-value="Spinach" calcext:value-type="string">
            <text:p>”Spinach”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 table:number-rows-repeated="10">
          <table:table-cell table:number-columns-repeated="8"/>
          <table:table-cell table:style-name="ce3"/>
          <table:table-cell table:number-columns-repeated="3"/>
        </table:table-row>
        <table:table-row table:style-name="ro1" table:number-rows-repeated="104844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ITRINE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DENIM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TORTAS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NUZZLE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BIANCHA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EARNIE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TWOEY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BALOU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FLOOZIE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LITT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LARKIN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CAMOTE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KALONA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BEAUTIFUL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BLANQUITO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KOOKY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BOGGIENIGHTS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MANLY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ROCIEN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LIEUTENANT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WAFFLE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KIIRO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KEATON,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PATSEY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MIZMO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PATCHIE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PHILOMENA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SAGA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CARABU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HUMPERDINCK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CHEYANNE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DAIGOW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SASHA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PITSL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BUDDYTON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REED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BAUER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RONCON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ARIEL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HONEYBUN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PHELAN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MUDEEB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COZE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POQUI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CLUE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ROSTEN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ISMAEL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TAFFETA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YAKO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NOVI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BUELLER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ADELINA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DOGGEH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LINC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MIREYA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CHESBAR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DROGO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NEITA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CLARITA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ZAHAVA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CHEBA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KUSHPO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BEO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DANGER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BOOKER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APONTE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SURIS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LENARD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AYUMI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MYGEE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LAMAR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NEXXUS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BANIT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PEEVE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CHUBY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JIZMO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BENICIO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SCOOTER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CIAN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BOE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JEA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CHICCO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SAVEY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MICHA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MYSTERIO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PANCHA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SALOME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PONYO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CHUCHA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TANGERINE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ARRO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BALTO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CALISEE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ADE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RAINNEY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EDNA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TATI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MENDEZ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IZZY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SAGGA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TAGHD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DUNJA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AKEELA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JACKI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MAYROULA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BOBSIE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ISADORE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HUMBERT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OLA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PLUM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LLL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DANCING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JIANG</text:p>
          </table:table-cell>
          <table:table-cell office:value-type="string" calcext:value-type="string">
            <text:p>.getAllData();</text:p>
          </table:table-cell>
        </table:table-row>
        <table:table-row table:style-name="ro1">
          <table:table-cell office:value-type="string" calcext:value-type="string">
            <text:p>DOG'S</text:p>
          </table:table-cell>
          <table:table-cell office:value-type="string" calcext:value-type="string">
            <text:p>.getAllData(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ext-style style:name="N121" number:title="User-defined">
      <number:text>”</number:text>
      <number:text-content/>
      <number:text>”</number:text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8:32:55.132627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03:31:50.459546017</meta:creation-date>
    <dc:date>2021-10-14T18:59:41.985585553</dc:date>
    <meta:editing-duration>PT2H10M40S</meta:editing-duration>
    <meta:editing-cycles>10</meta:editing-cycles>
    <meta:generator>LibreOffice/6.4.7.2$Linux_X86_64 LibreOffice_project/40$Build-2</meta:generator>
    <meta:document-statistic meta:table-count="3" meta:cell-count="1232" meta:object-count="0"/>
  </office:meta>
</office:document-meta>
</file>